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ca4" officeooo:paragraph-rsid="001acca4"/>
    </style:style>
    <style:style style:name="P2" style:family="paragraph" style:parent-style-name="Text_20_body">
      <style:paragraph-properties fo:margin-top="0in" fo:margin-bottom="0.1965in" style:contextual-spacing="false"/>
    </style:style>
    <style:style style:name="P3" style:family="paragraph" style:parent-style-name="Text_20_body">
      <style:paragraph-properties fo:margin-top="0in" fo:margin-bottom="0.1965in" style:contextual-spacing="false"/>
      <style:text-properties officeooo:rsid="001acca4" officeooo:paragraph-rsid="001acca4"/>
    </style:style>
    <style:style style:name="P4" style:family="paragraph" style:parent-style-name="Preformatted_20_Text">
      <style:text-properties officeooo:rsid="001acca4" officeooo:paragraph-rsid="001acca4"/>
    </style:style>
    <style:style style:name="P5" style:family="paragraph" style:parent-style-name="Preformatted_20_Text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/>
      <style:text-properties officeooo:rsid="001acca4" officeooo:paragraph-rsid="001acca4"/>
    </style:style>
    <style:style style:name="P7" style:family="paragraph" style:parent-style-name="List_20_Contents">
      <style:paragraph-properties fo:margin-top="0in" fo:margin-bottom="0.1965in" style:contextual-spacing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color="#ff0000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L containers</text:p>
      <text:p text:style-name="P1"/>
      <text:p text:style-name="P4">#include &lt;iostream&gt;</text:p>
      <text:p text:style-name="Preformatted_20_Text">#include &lt;vector&gt;</text:p>
      <text:p text:style-name="Preformatted_20_Text">#include &lt;string&gt;</text:p>
      <text:p text:style-name="Preformatted_20_Text"/>
      <text:p text:style-name="Preformatted_20_Text">using namespace std;</text:p>
      <text:p text:style-name="Preformatted_20_Text"/>
      <text:p text:style-name="Preformatted_20_Text">main()</text:p>
      <text:p text:style-name="Preformatted_20_Text">{</text:p>
      <text:p text:style-name="Preformatted_20_Text"><text:s text:c="3"/>vector&lt;string&gt; SS;</text:p>
      <text:p text:style-name="Preformatted_20_Text"/>
      <text:p text:style-name="Preformatted_20_Text"><text:s text:c="3"/>SS.push_back("The number is 10");</text:p>
      <text:p text:style-name="Preformatted_20_Text"><text:s text:c="3"/>SS.push_back("The number is 20");</text:p>
      <text:p text:style-name="Preformatted_20_Text"><text:s text:c="3"/>SS.push_back("The number is 30");</text:p>
      <text:p text:style-name="Preformatted_20_Text"/>
      <text:p text:style-name="Preformatted_20_Text"><text:s text:c="3"/>cout &lt;&lt; "Loop by index:" &lt;&lt; endl;</text:p>
      <text:p text:style-name="Preformatted_20_Text"/>
      <text:p text:style-name="Preformatted_20_Text"><text:s text:c="3"/>int ii;</text:p>
      <text:p text:style-name="Preformatted_20_Text"><text:s text:c="3"/>for(ii=0; ii &lt; SS.size(); ii++)</text:p>
      <text:p text:style-name="Preformatted_20_Text"><text:s text:c="3"/>{</text:p>
      <text:p text:style-name="Preformatted_20_Text"><text:s text:c="6"/>cout &lt;&lt; SS[ii] &lt;&lt; endl;</text:p>
      <text:p text:style-name="Preformatted_20_Text"><text:s text:c="3"/>}</text:p>
      <text:p text:style-name="Preformatted_20_Text"/>
      <text:p text:style-name="Preformatted_20_Text"><text:s text:c="3"/>cout &lt;&lt; endl &lt;&lt; "Constant Iterator:" &lt;&lt; endl;</text:p>
      <text:p text:style-name="Preformatted_20_Text"/>
      <text:p text:style-name="Preformatted_20_Text"><text:s text:c="3"/>vector&lt;string&gt;::const_iterator cii;</text:p>
      <text:p text:style-name="Preformatted_20_Text"><text:s text:c="3"/>for(cii=SS.begin(); cii!=SS.end(); cii++)</text:p>
      <text:p text:style-name="Preformatted_20_Text"><text:s text:c="3"/>{</text:p>
      <text:p text:style-name="Preformatted_20_Text"><text:s text:c="6"/>cout &lt;&lt; *cii &lt;&lt; endl;</text:p>
      <text:p text:style-name="Preformatted_20_Text"><text:s text:c="3"/>}</text:p>
      <text:p text:style-name="Preformatted_20_Text"/>
      <text:p text:style-name="Preformatted_20_Text"><text:s text:c="3"/>cout &lt;&lt; endl &lt;&lt; "Reverse Iterator:" &lt;&lt; endl;</text:p>
      <text:p text:style-name="Preformatted_20_Text"/>
      <text:p text:style-name="Preformatted_20_Text"><text:s text:c="3"/>vector&lt;string&gt;::reverse_iterator rii;</text:p>
      <text:p text:style-name="Preformatted_20_Text"><text:s text:c="3"/>for(rii=SS.rbegin(); rii!=SS.rend(); ++rii)</text:p>
      <text:p text:style-name="Preformatted_20_Text"><text:s text:c="3"/>{</text:p>
      <text:p text:style-name="Preformatted_20_Text"><text:s text:c="6"/>cout &lt;&lt; *rii &lt;&lt; endl;</text:p>
      <text:p text:style-name="Preformatted_20_Text"><text:s text:c="3"/>}</text:p>
      <text:p text:style-name="Preformatted_20_Text"/>
      <text:p text:style-name="Preformatted_20_Text"><text:s text:c="3"/>cout &lt;&lt; endl &lt;&lt; "Sample Output:" &lt;&lt; endl;</text:p>
      <text:p text:style-name="Preformatted_20_Text"/>
      <text:p text:style-name="Preformatted_20_Text"><text:s text:c="3"/>cout &lt;&lt; SS.size() &lt;&lt; endl;</text:p>
      <text:p text:style-name="Preformatted_20_Text"><text:s text:c="3"/>cout &lt;&lt; SS[2] &lt;&lt; endl;</text:p>
      <text:p text:style-name="Preformatted_20_Text"/>
      <text:p text:style-name="Preformatted_20_Text"><text:s text:c="3"/>swap(SS[0], SS[2]);</text:p>
      <text:p text:style-name="Preformatted_20_Text"><text:s text:c="3"/>cout &lt;&lt; SS[2] &lt;&lt; endl;</text:p>
      <text:p text:style-name="Preformatted_20_Text">}</text:p>
      <text:p text:style-name="P6"/>
      <text:p text:style-name="P6"><text:span text:style-name="T1">[Potential Pitfall]</text:span>: Note that the iterator is compared to the end of the vector with "!=". Do not use "&lt;" as this is not a valid comparison and may or may not work. The use of "!=" will always work. </text:p>
      <text:p text:style-name="P6"/>
      <text:p text:style-name="P6"/>
      <text:p text:style-name="P3"><text:soft-page-break/><text:span text:style-name="T2">Two / Three / Multi Dimensioned arrays using vector:</text:span> </text:p>
      <text:p text:style-name="Text_20_body">A two dimensional array is a vector of vectors. The vector contructor can initialize the length of the array and set the initial value. </text:p>
      <text:p text:style-name="P7">Example of a vector of vectors to represent a two dimensional array: </text:p>
      <text:p text:style-name="P6"/>
      <text:p text:style-name="P6">#include &lt;iostream&gt;</text:p>
      <text:p text:style-name="Preformatted_20_Text">#include &lt;vector&gt;</text:p>
      <text:p text:style-name="Preformatted_20_Text"/>
      <text:p text:style-name="Preformatted_20_Text">using namespace std;</text:p>
      <text:p text:style-name="Preformatted_20_Text"/>
      <text:p text:style-name="Preformatted_20_Text">main()</text:p>
      <text:p text:style-name="Preformatted_20_Text">{</text:p>
      <text:p text:style-name="Preformatted_20_Text"><text:s text:c="3"/>// Declare size of two dimensional array and initialize.</text:p>
      <text:p text:style-name="Preformatted_20_Text"><text:s text:c="3"/>vector&lt; vector&lt;int&gt; &gt; vI2Matrix(3, vector&lt;int&gt;(2,0)); <text:s text:c="3"/></text:p>
      <text:p text:style-name="Preformatted_20_Text"/>
      <text:p text:style-name="Preformatted_20_Text"><text:s text:c="3"/>vI2Matrix[0][0] = 0;</text:p>
      <text:p text:style-name="Preformatted_20_Text"><text:s text:c="3"/>vI2Matrix[0][1] = 1;</text:p>
      <text:p text:style-name="Preformatted_20_Text"><text:s text:c="3"/>vI2Matrix[1][0] = 10;</text:p>
      <text:p text:style-name="Preformatted_20_Text"><text:s text:c="3"/>vI2Matrix[1][1] = 11;</text:p>
      <text:p text:style-name="Preformatted_20_Text"><text:s text:c="3"/>vI2Matrix[2][0] = 20;</text:p>
      <text:p text:style-name="Preformatted_20_Text"><text:s text:c="3"/>vI2Matrix[2][1] = 21;</text:p>
      <text:p text:style-name="Preformatted_20_Text"/>
      <text:p text:style-name="Preformatted_20_Text"><text:s text:c="3"/>cout &lt;&lt; "Loop by index:" &lt;&lt; endl;</text:p>
      <text:p text:style-name="Preformatted_20_Text"/>
      <text:p text:style-name="Preformatted_20_Text"><text:s text:c="3"/>int ii, jj;</text:p>
      <text:p text:style-name="Preformatted_20_Text"><text:s text:c="3"/>for(ii=0; ii &lt; 3; ii++)</text:p>
      <text:p text:style-name="Preformatted_20_Text"><text:s text:c="3"/>{</text:p>
      <text:p text:style-name="Preformatted_20_Text"><text:s text:c="6"/>for(jj=0; jj &lt; 2; jj++)</text:p>
      <text:p text:style-name="Preformatted_20_Text"><text:s text:c="6"/>{</text:p>
      <text:p text:style-name="Preformatted_20_Text"><text:s text:c="9"/>cout &lt;&lt; vI2Matrix[ii][jj] &lt;&lt; endl;</text:p>
      <text:p text:style-name="Preformatted_20_Text"><text:s text:c="6"/>}</text:p>
      <text:p text:style-name="Preformatted_20_Text"><text:s text:c="3"/>}</text:p>
      <text:p text:style-name="Preformatted_20_Text">}</text:p>
      <text:p text:style-name="P5"><text:s text:c="16"/></text:p>
      <text:p text:style-name="P2">A three dimensional vector would be declared as: </text:p>
      <text:p text:style-name="P5">#include &lt;iostream&gt;</text:p>
      <text:p text:style-name="Preformatted_20_Text">#include &lt;vector&gt;</text:p>
      <text:p text:style-name="Preformatted_20_Text"/>
      <text:p text:style-name="Preformatted_20_Text">using namespace std;</text:p>
      <text:p text:style-name="Preformatted_20_Text"/>
      <text:p text:style-name="Preformatted_20_Text">main()</text:p>
      <text:p text:style-name="Preformatted_20_Text">{</text:p>
      <text:p text:style-name="Preformatted_20_Text"><text:s text:c="31"/>// Vector length of 3 initialized to 0</text:p>
      <text:p text:style-name="Preformatted_20_Text"><text:s text:c="3"/>vector&lt;int&gt; vI1Matrix(3,0);</text:p>
      <text:p text:style-name="Preformatted_20_Text"/>
      <text:p text:style-name="Preformatted_20_Text"><text:s text:c="31"/>// Vector length of 4 initialized to hold another </text:p>
      <text:p text:style-name="Preformatted_20_Text"><text:s text:c="31"/>// vector vI1Matrix which has been initialized to 0</text:p>
      <text:p text:style-name="Preformatted_20_Text"><text:s text:c="3"/>vector&lt; vector&lt;int&gt; &gt; vI2Matrix(4, vI1Matrix);</text:p>
      <text:p text:style-name="Preformatted_20_Text"><text:soft-page-break/></text:p>
      <text:p text:style-name="Preformatted_20_Text"><text:s text:c="31"/>// Vector of length 5 containing two dimensional vectors</text:p>
      <text:p text:style-name="Preformatted_20_Text"><text:s text:c="3"/>vector&lt; vector&lt; vector&lt;int&gt; &gt; &gt; vI3Matrix(5, vI2Matrix);</text:p>
      <text:p text:style-name="Preformatted_20_Text"/>
      <text:p text:style-name="P5"><text:s text:c="3"/>...</text:p>
      <text:p text:style-name="P2"/>
      <text:p text:style-name="P3">Or in one statement:</text:p>
      <text:p text:style-name="P6">#include &lt;iostream&gt;</text:p>
      <text:p text:style-name="Preformatted_20_Text">#include &lt;vector&gt;</text:p>
      <text:p text:style-name="Preformatted_20_Text"/>
      <text:p text:style-name="Preformatted_20_Text">using namespace std;</text:p>
      <text:p text:style-name="Preformatted_20_Text"/>
      <text:p text:style-name="Preformatted_20_Text">main()</text:p>
      <text:p text:style-name="Preformatted_20_Text">{</text:p>
      <text:p text:style-name="Preformatted_20_Text"><text:s text:c="3"/>vector&lt; vector&lt; vector&lt;int&gt; &gt; &gt; vI3Matrix(2, vector&lt; vector&lt;int&gt; &gt; (3, vector&lt;int&gt;(4,0)) );</text:p>
      <text:p text:style-name="Preformatted_20_Text"/>
      <text:p text:style-name="Preformatted_20_Text"><text:s text:c="3"/>for(int kk=0; kk&lt;4; kk++)</text:p>
      <text:p text:style-name="Preformatted_20_Text"><text:s text:c="3"/>{</text:p>
      <text:p text:style-name="Preformatted_20_Text"><text:s text:c="6"/>for(int jj=0; jj&lt;3; jj++)</text:p>
      <text:p text:style-name="Preformatted_20_Text"><text:s text:c="6"/>{</text:p>
      <text:p text:style-name="Preformatted_20_Text"><text:s text:c="9"/>for(int ii=0; ii&lt;2; ii++)</text:p>
      <text:p text:style-name="Preformatted_20_Text"><text:s text:c="9"/>{</text:p>
      <text:p text:style-name="Preformatted_20_Text"><text:s text:c="12"/>cout &lt;&lt; vI3Matrix[ii][jj][kk] &lt;&lt; endl;</text:p>
      <text:p text:style-name="Preformatted_20_Text"><text:s text:c="9"/>}</text:p>
      <text:p text:style-name="Preformatted_20_Text"><text:s text:c="6"/>}</text:p>
      <text:p text:style-name="Preformatted_20_Text"><text:s text:c="3"/>}</text:p>
      <text:p text:style-name="P5">}</text:p>
      <text:p text:style-name="P3">Use .empty() not .size() ==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21:32:31.838171847</meta:creation-date>
    <dc:date>2015-03-18T21:37:07.464875530</dc:date>
    <meta:editing-duration>P0D</meta:editing-duration>
    <meta:editing-cycles>1</meta:editing-cycles>
    <meta:document-statistic meta:table-count="0" meta:image-count="0" meta:object-count="0" meta:page-count="3" meta:paragraph-count="96" meta:word-count="392" meta:character-count="2755" meta:non-whitespace-character-count="2071"/>
    <meta:generator>LibreOffice/4.2.7.2$Linux_X86_64 LibreOffice_project/420m0$Build-2</meta:generator>
  </office:meta>
</office:document-meta>
</file>